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CB00000360EF76D2E3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 style:writing-mode="lr-tb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27.4cm" svg:height="23.2cm" svg:x="0.6cm" svg:y="0cm">
          <draw:image xlink:href="Pictures/10000000000002CB00000360EF76D2E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4-10-24T17:02:41</meta:creation-date>
    <dc:date>2014-10-24T17:03:36</dc:date>
    <dc:creator>Jeff Gomes</dc:creator>
    <meta:editing-duration>P0D</meta:editing-duration>
    <meta:editing-cycles>1</meta:editing-cycles>
    <meta:document-statistic meta:object-count="24"/>
    <meta:generator>LibreOffice/3.5$Linux_X86_64 LibreOffice_project/350m1$Build-2</meta:generator>
  </office:meta>
</office:document-meta>
</file>